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4.7165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9" office:value-type="string" calcext:value-type="string">
            <text:p>120 bpm Standard</text:p>
          </table:table-cell>
          <table:table-cell table:style-name="ce10"/>
          <table:table-cell table:style-name="ce9" table:number-columns-repeated="1022"/>
        </table:table-row>
        <table:table-row table:style-name="ro2">
          <table:table-cell office:value-type="string" calcext:value-type="string">
            <text:p># of Melodies</text:p>
          </table:table-cell>
          <table:table-cell table:style-name="ce11" office:value-type="float" office:value="68719476735" calcext:value-type="float">
            <text:p>68,719,476,735</text:p>
          </table:table-cell>
          <table:table-cell office:value-type="string" calcext:value-type="string">
            <text:p>melod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# of Notes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1/4 no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PM</text:p>
          </table:table-cell>
          <table:table-cell office:value-type="float" office:value="120" calcext:value-type="float">
            <text:p>120.00</text:p>
          </table:table-cell>
          <table:table-cell office:value-type="string" calcext:value-type="string">
            <text:p>bp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 Length</text:p>
          </table:table-cell>
          <table:table-cell table:formula="of:=60000/[.B4]" office:value-type="float" office:value="500" calcext:value-type="float">
            <text:p>500.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60,000 ms (1 minute) / Tempo (BPM) = Delay Time in ms for quarter-note bea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g Length</text:p>
          </table:table-cell>
          <table:table-cell table:formula="of:=([.B5]*[.B3])/1000" office:value-type="float" office:value="6" calcext:value-type="float">
            <text:p>6.00</text:p>
          </table:table-cell>
          <table:table-cell office:value-type="string" calcext:value-type="string">
            <text:p>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Length</text:p>
          </table:table-cell>
          <table:table-cell table:style-name="ce11" table:formula="of:=([.B6]*[.B2])/31556952" office:value-type="float" office:value="13065.80117" calcext:value-type="float">
            <text:p>13,066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The time in years is equal to the seconds divided by 31,556,95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EXPERIMENTAL: </text:p>
          </table:table-cell>
          <table:table-cell table:style-name="ce10"/>
          <table:table-cell table:style-name="ce9" table:number-columns-repeated="1022"/>
        </table:table-row>
        <table:table-row table:style-name="ro2">
          <table:table-cell office:value-type="string" calcext:value-type="string">
            <text:p># of Melodies</text:p>
          </table:table-cell>
          <table:table-cell table:style-name="ce11" office:value-type="float" office:value="68719476735" calcext:value-type="float">
            <text:p>68,719,476,735</text:p>
          </table:table-cell>
          <table:table-cell office:value-type="string" calcext:value-type="string">
            <text:p>melod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# of Notes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1/4 no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PM</text:p>
          </table:table-cell>
          <table:table-cell office:value-type="float" office:value="600" calcext:value-type="float">
            <text:p>600.00</text:p>
          </table:table-cell>
          <table:table-cell office:value-type="string" calcext:value-type="string">
            <text:p>bp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 Length</text:p>
          </table:table-cell>
          <table:table-cell table:formula="of:=60000/[.B12]" office:value-type="float" office:value="100" calcext:value-type="float">
            <text:p>100.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60,000 ms (1 minute) / Tempo (BPM) = Delay Time in ms for quarter-note bea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g Length</text:p>
          </table:table-cell>
          <table:table-cell table:formula="of:=([.B13]*[.B11])/1000" office:value-type="float" office:value="1.2" calcext:value-type="float">
            <text:p>1.20</text:p>
          </table:table-cell>
          <table:table-cell office:value-type="string" calcext:value-type="string">
            <text:p>seco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Length</text:p>
          </table:table-cell>
          <table:table-cell table:style-name="ce11" table:formula="of:=([.B14]*[.B10])/31556952" office:value-type="float" office:value="2613.16023429639" calcext:value-type="float">
            <text:p>2,613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The time in years is equal to the seconds divided by 31,556,952</text:p>
          </table:table-cell>
          <table:table-cell table:number-columns-repeated="1020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Sheet1.A1:Sheet1.D15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0:12:41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9-15T10:15:17.973000000</dc:date>
    <meta:editing-duration>PT2M38S</meta:editing-duration>
    <meta:editing-cycles>1</meta:editing-cycles>
    <meta:document-statistic meta:table-count="1" meta:cell-count="42" meta:object-count="0"/>
  </office:meta>
</office:document-meta>
</file>